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2.534cm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fo:min-height="16.25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paragraph-properties fo:text-align="start"/>
      <style:text-properties fo:font-size="48pt" style:font-size-asian="48pt" style:font-size-complex="48p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6.255cm" svg:x="1.4cm" svg:y="0.837cm" presentation:class="subtitle">
          <draw:text-box>
            <text:p><text:span text:style-name="T1">Congratulation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draw:style-name="gr2" draw:text-style-name="P1" draw:layer="layout" svg:width="12.448cm" svg:height="5.927cm" svg:x="7.823cm" svg:y="7.119cm">
          <draw:text-box>
            <text:p text:style-name="P1">so you made it this far...</text:p>
            <text:p text:style-name="P1">now what?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3" draw:text-style-name="P1" draw:layer="layout" svg:width="25.199cm" svg:height="16.255cm" svg:x="1.4cm" svg:y="0.837cm" presentation:class="subtitle" presentation:user-transformed="true">
          <draw:text-box>
            <text:p text:style-name="P2"><text:span text:style-name="T2">online tutorials:</text:span></text:p>
            <text:p text:style-name="P2"><text:span text:style-name="T2"><text:a xlink:href="http://learnpythonthehardway.org/">http://learnpythonthehardway.org/</text:a></text:span></text:p>
            <text:p text:style-name="P2"><text:span text:style-name="T2"><text:a xlink:href="http://docs.python.org/2.7/tutorial/">http://docs.python.org/2.7/tutorial/</text:a></text:span></text:p>
            <text:p text:style-name="P2"><text:span text:style-name="T2"/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hat can I use Python for?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data analysis and plotting</text:p>
              </text:list-item>
              <text:list-item>
                <text:p>make a dynamic, interactive website</text:p>
              </text:list-item>
              <text:list-item>
                <text:p>write games</text:p>
              </text:list-item>
              <text:list-item>
                <text:p>make and remix music</text:p>
              </text:list-item>
              <text:list-item>
                <text:p>participate in space exploration</text:p>
              </text:list-item>
              <text:list-item>
                <text:p>analyze census data</text:p>
              </text:list-item>
              <text:list-item>
                <text:p>cheat at Scrabbl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ython Project Night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an occasional Montréal-Python event</text:p>
              </text:list-item>
              <text:list-item>
                <text:p>next one: first week of March?</text:p>
              </text:list-item>
              <text:list-item>
                <text:p>follow @mtlpy on twitter<text:line-break/>(<text:a xlink:href="https://twitter.com/mtlpy">https://twitter.com/mtlpy</text:a>)</text:p>
              </text:list-item>
              <text:list-item>
                <text:p>check the home page for announcements<text:line-break/>(<text:a xlink:href="http://montrealpython.org/">http://montrealpython.org/</text:a>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2-21T09:29:04</meta:creation-date>
    <dc:date>2013-02-21T10:27:29</dc:date>
    <meta:editing-duration>PT56M10S</meta:editing-duration>
    <meta:editing-cycles>2</meta:editing-cycles>
    <meta:generator>LibreOffice/3.6$Linux_X86_64 LibreOffice_project/360m1$Build-2</meta:generator>
    <meta:document-statistic meta:object-count="38"/>
  </office:meta>
</office:document-meta>
</file>